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ulacion de Eventos Discretos: Encolamiento</text:p>
      <text:p text:style-name="P1"/>
      <text:p text:style-name="P2">¿Qué es?</text:p>
      <text:p text:style-name="P2"/>
      <text:p text:style-name="P3">Es un módelo <text:s/>simple de encolamiento, con una unica, ilimitada cola y de 1 a 10 servidores homogéneos. Los arrivos se dan de acuerdo a un proceso de Poisson, y el tiempo de servicio esta exponencialmente distribuido.</text:p>
      <text:p text:style-name="P2"/>
      <text:p text:style-name="P2">¿Cómo Trabaja?</text:p>
      <text:p text:style-name="P3"/>
      <text:p text:style-name="P3">Esta es una simulación de eventos discretos, se trata de un tipo de simulación que avanza el reloj de manera discreta, a menudo en pasos de tamaño irregular, en lugar de pequeñas, ventanas de tiempo regular (que generalmente son utilizadas para producir simulaciones cuasi-continuas). En cada paso, el reloj avanza a el siguiente evento agendado en una cola de eventos, y dicho evento es procesado. En este módelo los eventos son: arrivo de cliente y entrada dentro de la cola (seguido, si es posible, por el inicio de servicio); finalización del servicio, con la salida del sistema por parte del cliente (seguido, si es posible, por el comienzo del servicio para otro cliente); reseteo de la estadisticas; y fin de la simulacion. Ya que estos son los únicos eventos que pueden desembocar en un cambio en el estado de la simulación, no tiene sentido avanzar el reloj en avanzar el reloj en pequeños pasos de tiempo sino en intervalos entre los eventos.</text:p>
      <text:p text:style-name="P3"/>
      <text:p text:style-name="P2">¿Cómo se usa?</text:p>
      <text:p text:style-name="P2"/>
      <text:p text:style-name="P3">Use el slider de number-of-servers para establecer el número de servidores; después presione el botón setup para crear los servidores y resetear el reloj de la simulación.</text:p>
      <text:p text:style-name="P3">Los sliders mean-arrival-rate y mean-service-time controlan los procesos de arrivo y de servicio, respectivamente. Esto valores pueden ser cambiados antes de empezar la simulación, o durante la simulación; cualquier cambio es reflejado de inmediato en la ejecución del módelo.</text:p>
      <text:p text:style-name="P3">El max-run-time y stats-reset-time controlan, repectivamente, el tamaño de la simulación y el tiempo en el cuál todas las estádisticas conglomeradas son reiniciadas. El último (stats-reset-time) permite minimizar los efectos del reinicio del sistema, en la estádisticas conglomeradas.</text:p>
      <text:p text:style-name="P3">La simulación puede ser ejecutada paso a paso, con el botón Next o por repetición del procesamiento de eventos con el botón Go.</text:p>
      <text:p text:style-name="P3">Las estádisticas conglomeradas pueden ser reinciadas en cualquier momento -sin vaciar la cola o poner los servidores en estado desocupado- con el botón Reset Stats</text:p>
      <text:p text:style-name="P2"/>
      <text:p text:style-name="P2">Detalles de atención</text:p>
      <text:p text:style-name="P2"/>
      <text:p text:style-name="P3">Después de que la simulación ha comenzado, el siguiente tiempo de arrivo agendado es mostrado en el monitor Next Arrival Time. Cuando alguno de los servidores está ocupado, el tiempo agendado de servicio completado es mostrado en la etiqueta debajo del servidor.</text:p>
      <text:p text:style-name="P3">En la notación de teoria de colas, el sistema que es simulado en este módelo es referido como M/M/n – es decir, arrivos d Poisson, tiempos de servicio exponencial, capacidad de cola y fuente de población infinita, tipo de encolamiento FIFO. Cuando hay un sólo servidor, o cuando todos los servidores tienen el mismo tiempo promedio de servicio, las carácteristicias de estado estable (si el sistema es capaz de alcanzar un estado estable) pueden ser determinadas análiticamente. En este módelo dicho valores teóricos son mostrados en el renglón de monitores. Si la utilización teórica del servidor – Determinada al multilicar la velocidad de arrivo por el tiempo de servicio, dividido entre el número de servidores, y tomando el resultado más bajo del cálculo y 1- es menor que 1, entonces las ecuaciones de <text:soft-page-break/>encolamiento tienen una solución definida; de otra manera, el tamaño estimado de cola y el tiempo estimado en cola son ilimitados. En este modelo estos valores ilimitados son denotados por “N/A”, en sus monitores asociados.</text:p>
      <text:p text:style-name="P3">El modelo muestra a los servidores en un renglón a lo largo de la parte inferior del mundo Netlogo; los clientes son mostrados en una cola de tipo “serpiente” desde cerca <text:s/>de la i parte nferior del mundo netlogo hacia la parte superior. Estas carácteristicas mostradas son unicamente con propositos de visualización; la posición de los servidores y los clientes, y el color de los clientes no tienen ningún impacto ni proposito funcional. Por otro lado, los colores de los servidores si tienen un significado: un servidor desocupado es mostrado en verde y un servidor ocupado en verde.</text:p>
      <text:p text:style-name="P3"/>
      <text:p text:style-name="P2">Cosas que probar</text:p>
      <text:p text:style-name="P2"/>
      <text:p text:style-name="P3">Ejecutar la simulación en varios tiempos, para obtener una idea de los efectos de diferentes parámetros sobre el promedio del tamaño de cola y el tiempo promedio en cola. ¿Cómo se pueden comparar <text:s/>las estádisticas observadas con los valores teóricos? ¿Los parámetros de entrada parecen afectar son solo el tamaño promedio de la cola, sino <text:s/>también la variabilidad de el tamaño de la cola?</text:p>
      <text:p text:style-name="P3"/>
      <text:p text:style-name="P2">Extendiendo el modelo</text:p>
      <text:p text:style-name="P2"/>
      <text:p text:style-name="P3">Este modelo podría fácilmente ser extendido para soportar tiempos promedio de servicio diferentes en cada servidor (Posiblemente añadiendo un botón Servidor que cree servidores, uno por cada tiempo, cada uno con un valor de tiempo promedio de servicio); agregar otras distribuciones de servicio aparte de la exponencial; una capacidad de cola; disciplinas alternativas de colas (prioridad aleatoria y LIFO podrían ser las más fáciles de agregar). Sin embargo cuando simulamos un sistemas con estos factores de complicación, el cálculo del tamaño esperado de cola y el tiempo estimado de espera en cola puede ser dificil o incluso prácticamente imposible. Note que sin embargo hay una relación general -conocida como formulas de little- entre el tamaño estimado de la cola y el tiempo estimado en cola (o más generalmente, entre el número estimado de clientes/transacciones que se encuentran en todo el sistema), que se mantienen uniformes en muchos sistemas complicados de colas.</text:p>
      <text:p text:style-name="P2"/>
      <text:p text:style-name="P2">Carácteristicas de NetLogo</text:p>
      <text:p text:style-name="P2"/>
      <text:p text:style-name="P3">Este módelo utiliza la primitiva tick-advance para incrementar el valor de ticks NetLogo, mediante incrementos no enteros. Esto permite que el reloj de NetLogo sea usado como un reloj para simulación de eventos discretos. Sin embargo, El display standar de ticks (normalmente mostrado en la barra superior del mundo NetLogo) no está disponible para valores no enteros, por lo que este módelo usa un monitor seepara para ti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3T19:45:56</meta:creation-date>
    <dc:date>2013-02-14T17:16:26</dc:date>
    <meta:editing-duration>PT2H4M15S</meta:editing-duration>
    <meta:editing-cycles>25</meta:editing-cycles>
    <meta:generator>LibreOffice/3.5$Linux_X86_64 LibreOffice_project/350m1$Build-2</meta:generator>
    <dc:creator>Dan </dc:creator>
    <meta:document-statistic meta:table-count="0" meta:image-count="0" meta:object-count="0" meta:page-count="2" meta:paragraph-count="21" meta:word-count="966" meta:character-count="6023" meta:non-whitespace-character-count="5074"/>
  </office:meta>
</office:document-meta>
</file>